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480000003F510612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name-asian="Lucida Sans Unicode" style:font-style-asian="normal" style:font-name-complex="Tahoma" style:font-style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name-asian="Times New Roman" style:font-style-asian="normal" style:font-name-complex="Times New Roman" style:font-style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text-position="sub 58%" style:font-name="Liberation Serif" fo:font-style="normal" style:font-name-asian="Times New Roman" style:font-style-asian="normal" style:font-name-complex="Times New Roman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 style:font-name="Times New Roman" style:font-name-asian="Times New Roman" style:font-name-complex="Times New Roman"/>
    </style:style>
    <style:style style:name="T4" style:family="text">
      <style:text-properties style:text-position="0% 100%" style:font-name-asian="Times New Roman" style:font-name-complex="Times New Roman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="Times New Roman" style:font-name-asian="Times New Roman" style:font-name-complex="Times New Roman"/>
    </style:style>
    <style:style style:name="T7" style:family="text">
      <style:text-properties style:text-position="sub 58%" style:font-name-asian="Lucida Sans Unicode" style:font-name-complex="Tahoma"/>
    </style:style>
    <style:style style:name="T8" style:family="text">
      <style:text-properties style:text-position="sub 58%" style:font-name-asian="Times New Roman" style:font-name-complex="Times New Roman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-asian="Lucida Sans Unicode" style:font-name-complex="Tahoma"/>
    </style:style>
    <style:style style:name="T11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2" style:data-style-name="N0">2</text:variable-set>: Review: Balancing Chemical Equations</text:p>
      <text:p text:style-name="P2"/>
      <text:p text:style-name="P2">1. Define the following in your own words:</text:p>
      <text:p text:style-name="P2"><text:tab/>a. Ionic bond - </text:p>
      <text:p text:style-name="P2"/>
      <text:p text:style-name="P2"/>
      <text:p text:style-name="P2"/>
      <text:p text:style-name="P2"><text:tab/>b. Metallic bond -</text:p>
      <text:p text:style-name="P2"/>
      <text:p text:style-name="P2"/>
      <text:p text:style-name="P2"/>
      <text:p text:style-name="P2"><text:tab/>c. Covalent bond - </text:p>
      <text:p text:style-name="P2"/>
      <text:p text:style-name="P2"/>
      <text:p text:style-name="P2"/>
      <text:p text:style-name="P2"><text:tab/>d. Molecule - </text:p>
      <text:p text:style-name="P2"/>
      <text:p text:style-name="P2"/>
      <text:p text:style-name="P2"/>
      <text:p text:style-name="P2"><text:tab/>e. Compound - </text:p>
      <text:p text:style-name="P2"/>
      <text:p text:style-name="P2"/>
      <text:p text:style-name="P2"/>
      <text:p text:style-name="P2"><text:tab/>f. Single Displacement - </text:p>
      <text:p text:style-name="P2"/>
      <text:p text:style-name="P2"/>
      <text:p text:style-name="P2"/>
      <text:p text:style-name="P2"><text:tab/>g. Double Displacement - </text:p>
      <text:p text:style-name="P2"/>
      <text:p text:style-name="P2"/>
      <text:p text:style-name="P2"/>
      <text:p text:style-name="P2"><text:tab/>h. Combustion - </text:p>
      <text:p text:style-name="P2"/>
      <text:p text:style-name="P2"/>
      <text:p text:style-name="P2"/>
      <text:p text:style-name="P2"><text:tab/>i. Synthesis - </text:p>
      <text:p text:style-name="P2"/>
      <text:p text:style-name="P2"/>
      <text:p text:style-name="P2"/>
      <text:p text:style-name="P2"><text:tab/>j. Decomposition - </text:p>
      <text:p text:style-name="P2"/>
      <text:p text:style-name="P2"/>
      <text:p text:style-name="P2"/>
      <text:p text:style-name="P2"/>
      <text:p text:style-name="P2"><text:soft-page-break/>2. Identify the compounds as ionic or covalent.</text:p>
      <text:p text:style-name="P2"/>
      <text:p text:style-name="P2"><text:tab/>a. Lithium Chloride<text:tab/><text:tab/><text:tab/><text:tab/><text:tab/>d. Iron (IV) Oxide</text:p>
      <text:p text:style-name="P2"/>
      <text:p text:style-name="P2"/>
      <text:p text:style-name="P2"/>
      <text:p text:style-name="P2"><text:tab/>b. Potassium Nitride<text:tab/><text:tab/><text:tab/><text:tab/><text:tab/>e. Silicon Dioxide</text:p>
      <text:p text:style-name="P2"/>
      <text:p text:style-name="P2"/>
      <text:p text:style-name="P2"/>
      <text:p text:style-name="P2"><text:tab/>c. Carbon Tetrachloride<text:tab/><text:tab/><text:tab/><text:tab/>f. Manganese (IV) Oxide</text:p>
      <text:p text:style-name="P2"/>
      <text:p text:style-name="P2"/>
      <text:p text:style-name="P2">3. Write chemical formulas for the following compounds:</text:p>
      <text:p text:style-name="P2"><text:tab/></text:p>
      <text:section text:style-name="Sect1" text:name="Section1">
        <text:p text:style-name="P2"><text:tab/>a. Potassium Permanganate</text:p>
        <text:p text:style-name="P2"/>
        <text:p text:style-name="P2"/>
        <text:p text:style-name="P2"/>
        <text:p text:style-name="P2"><text:tab/></text:p>
        <text:p text:style-name="P2"><text:tab/>b. Copper (II) Nitrate</text:p>
        <text:p text:style-name="P2"/>
        <text:p text:style-name="P2"/>
        <text:p text:style-name="P2"/>
        <text:p text:style-name="P2"/>
        <text:p text:style-name="P2"><text:tab/>c. Potassium Oxide</text:p>
        <text:p text:style-name="P2"/>
        <text:p text:style-name="P2"/>
        <text:p text:style-name="P2"/>
        <text:p text:style-name="P2"/>
        <text:p text:style-name="P2"><text:tab/>d. Calcium Oxide</text:p>
        <text:p text:style-name="P2"/>
        <text:p text:style-name="P2"/>
        <text:p text:style-name="P2"/>
        <text:p text:style-name="P2"/>
        <text:p text:style-name="P2"><text:tab/>e. Carbon Dioxide</text:p>
        <text:p text:style-name="P2"/>
        <text:p text:style-name="P2"/>
        <text:p text:style-name="P2"/>
        <text:p text:style-name="P2"/>
        <text:p text:style-name="P2"><text:tab/>f. Mangesium Sulfate</text:p>
        <text:p text:style-name="P2"><text:tab/>g. Phosphorous Tetrachloride</text:p>
        <text:p text:style-name="P2"/>
        <text:p text:style-name="P2"/>
        <text:p text:style-name="P2"/>
        <text:p text:style-name="P2"/>
        <text:p text:style-name="P2"><text:tab/>h. Dinitrogen Monoxide</text:p>
        <text:p text:style-name="P2"/>
        <text:p text:style-name="P2"/>
        <text:p text:style-name="P2"/>
        <text:p text:style-name="P2"/>
        <text:p text:style-name="P2"><text:tab/>i. Water</text:p>
        <text:p text:style-name="P2"/>
        <text:p text:style-name="P2"/>
        <text:p text:style-name="P2"/>
        <text:p text:style-name="P2"/>
        <text:p text:style-name="P2"><text:tab/>j. Ammonium Chloride</text:p>
        <text:p text:style-name="P2"/>
        <text:p text:style-name="P2"/>
        <text:p text:style-name="P2"/>
        <text:p text:style-name="P2"/>
        <text:p text:style-name="P2"><text:tab/>k. Carbon Monoxide</text:p>
        <text:p text:style-name="P2"/>
        <text:p text:style-name="P2"/>
        <text:p text:style-name="P2"/>
        <text:p text:style-name="P2"/>
        <text:p text:style-name="P2"><text:tab/>l .Sulfur Dioxide</text:p>
      </text:section>
      <text:p text:style-name="P2"/>
      <text:p text:style-name="P2"/>
      <text:p text:style-name="P2"/>
      <text:p text:style-name="P2"><text:soft-page-break/>3. For each chemical equation:</text:p>
      <text:p text:style-name="P2"><text:tab/>-Balance the equation.</text:p>
      <text:p text:style-name="P2"><text:tab/>-Identify the type of reaction</text:p>
      <text:p text:style-name="P2"><text:tab/>-Write a sentence for the reaction.</text:p>
      <text:p text:style-name="P2"/>
      <text:p text:style-name="P2"><text:tab/>a. <text:s text:c="3"/>CaCO<text:span text:style-name="T5">3</text:span> + <text:s text:c="3"/>HCl <text:span text:style-name="T11">→</text:span><text:span text:style-name="T10"> <text:s text:c="3"/>CaCl</text:span><text:span text:style-name="T7">2 </text:span><text:span text:style-name="T10">+ <text:s text:c="4"/>H</text:span><text:span text:style-name="T7">2</text:span><text:span text:style-name="T10">CO</text:span><text:span text:style-name="T7">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0"><text:tab/>b. <text:s text:c="4"/>MgSO</text:span><text:span text:style-name="T7">4</text:span><text:span text:style-name="T10"> + <text:s text:c="4"/>NaCO</text:span><text:span text:style-name="T7">3</text:span><text:span text:style-name="T10"> </text:span><text:span text:style-name="T11">→ <text:s text:c="4"/>Na</text:span><text:span text:style-name="T8">2</text:span><text:span text:style-name="T11">SO</text:span><text:span text:style-name="T8">4</text:span><text:span text:style-name="T11"> + <text:s text:c="4"/>MgCO</text:span><text:span text:style-name="T8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1"><text:tab/>c. <text:s text:c="5"/>KI + <text:s text:c="6"/>Pb(NO</text:span><text:span text:style-name="T8">3</text:span><text:span text:style-name="T11">)</text:span><text:span text:style-name="T8">2</text:span><text:span text:style-name="T11"> + <text:s text:c="5"/>KNO</text:span><text:span text:style-name="T8">3</text:span><text:span text:style-name="T11"> + <text:s text:c="5"/>PbI</text:span><text:span text:style-name="T8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1"><text:tab/>d. <text:s text:c="5"/>KMnO</text:span><text:span text:style-name="T8">4</text:span><text:span text:style-name="T11"> + <text:s text:c="5"/>H</text:span><text:span text:style-name="T8">2</text:span><text:span text:style-name="T11">O</text:span><text:span text:style-name="T8">2</text:span><text:span text:style-name="T11"> → <text:s text:c="5"/>MnO</text:span><text:span text:style-name="T8">2</text:span><text:span text:style-name="T11"> + <text:s text:c="6"/>H</text:span><text:span text:style-name="T8">2</text:span><text:span text:style-name="T11">O + <text:s text:c="5"/>O</text:span><text:span text:style-name="T8">2</text:span><text:span text:style-name="T11"> + <text:s text:c="3"/>KOH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1"><text:tab/>e. <text:s text:c="5"/>Mg <text:s text:c="3"/>+ <text:s text:c="3"/>H</text:span><text:span text:style-name="T8">2</text:span><text:span text:style-name="T11">O → <text:s text:c="6"/>Mg (OH)</text:span><text:span text:style-name="T8">2</text:span><text:span text:style-name="T4"> <text:s/>+ <text:s text:c="4"/>H</text:span><text:span text:style-name="T8">2</text:span></text:p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2. Write balanced chemical equations for each of the following:</text:p>
      <text:p text:style-name="P2"><text:tab/>a. Sodium and Chlorine combine to form Sodium Chloride.</text:p>
      <text:p text:style-name="P2"/>
      <text:p text:style-name="P2"/>
      <text:p text:style-name="P2"/>
      <text:p text:style-name="P2"/>
      <text:p text:style-name="P2"/>
      <text:p text:style-name="P2"><text:tab/>b. Copper (II) Chloride reacts with Aluminum to form Aluminum Chloride and Copper.</text:p>
      <text:p text:style-name="P2"/>
      <text:p text:style-name="P2"/>
      <text:p text:style-name="P2"/>
      <text:p text:style-name="P2"/>
      <text:p text:style-name="P2"/>
      <text:p text:style-name="P2"><text:tab/>c. Aluminum oxidizes in the atmosphere, forming Aluminum Oxide.</text:p>
      <text:p text:style-name="P2"/>
      <text:p text:style-name="P2"/>
      <text:p text:style-name="P2"/>
      <text:p text:style-name="P2"/>
      <text:p text:style-name="P2"/>
      <text:p text:style-name="P2"><text:tab/>d. Iron (IV) Sulfate reacts with Hydrogen Peroxide to form Iron (III) Sulfate, Water, and</text:p>
      <text:p text:style-name="P2"><text:tab/> <text:s text:c="3"/>Oxygen.</text:p>
      <text:p text:style-name="P2"/>
      <text:p text:style-name="P2"/>
      <text:p text:style-name="P2"/>
      <text:p text:style-name="P2"/>
      <text:p text:style-name="P2"/>
      <text:p text:style-name="P2"><text:tab/>e. Ammonia reacts with water to form ammonium hydroxide.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><text:tab/>f. Propane (C<text:span text:style-name="T5">3</text:span>H<text:span text:style-name="T5">8</text:span>) burns in oxygen, forming carbon dioxide and w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709in" svg:y="-0.2291in" svg:width="0.7563in" svg:height="0.6118in" draw:z-index="3"><draw:image xlink:href="Pictures/10000201000000480000003F51061214.png" xlink:type="simple" xlink:show="embed" xlink:actuate="onLoad"/></draw:frame> <text:s text:c="10"/><text:span text:style-name="T1">Name</text:span>:<text:tab/><text:tab/><text:date style:data-style-name="N37" text:date-value="2009-01-25T21:05:05">01/25/09</text:date></text:p>
      </style:header>
      <style:footer>
        <text:p text:style-name="Footer">3<text:span text:style-name="T2">rd</text:span> 9 Weeks<text:tab/><text:page-number text:select-page="current">2</text:page-number>/<text:page-count>4</text:page-count><text:tab/>Assignment <text:variable-get text:name="assignmentnumber" office:value-type="floa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nas Williamson</meta:initial-creator>
    <meta:creation-date>2009-01-25T10:40:12</meta:creation-date>
    <dc:creator>Jonas Williamson</dc:creator>
    <dc:date>2009-01-25T21:05:05</dc:date>
    <meta:editing-cycles>9</meta:editing-cycles>
    <meta:editing-duration>PT39M1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50" meta:word-count="242" meta:character-count="1695"/>
  </office:meta>
</office:document-meta>
</file>